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a99c4"/>
    </style:style>
    <style:style style:name="P2" style:family="paragraph" style:parent-style-name="Heading_20_3">
      <style:text-properties officeooo:paragraph-rsid="003a99c4"/>
    </style:style>
    <style:style style:name="P3" style:family="paragraph" style:parent-style-name="Heading_20_3">
      <style:paragraph-properties fo:margin-top="0.25cm" fo:margin-bottom="0.101cm" loext:contextual-spacing="false"/>
      <style:text-properties officeooo:paragraph-rsid="003a99c4"/>
    </style:style>
    <style:style style:name="P4" style:family="paragraph" style:parent-style-name="Text_20_body">
      <style:text-properties officeooo:rsid="0008f0b2" officeooo:paragraph-rsid="00428f91"/>
    </style:style>
    <style:style style:name="P5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P6" style:family="paragraph" style:parent-style-name="Heading_20_3">
      <style:text-properties officeooo:paragraph-rsid="00428f91"/>
    </style:style>
    <style:style style:name="P7" style:family="paragraph" style:parent-style-name="Heading_20_3">
      <style:paragraph-properties fo:margin-top="0.25cm" fo:margin-bottom="0.101cm" loext:contextual-spacing="false"/>
      <style:text-properties officeooo:paragraph-rsid="00428f91"/>
    </style:style>
    <style:style style:name="P8" style:family="paragraph" style:parent-style-name="Heading_20_3">
      <style:paragraph-properties fo:margin-top="0.6cm" fo:margin-bottom="0.25cm" loext:contextual-spacing="false"/>
      <style:text-properties officeooo:paragraph-rsid="00428f91"/>
    </style:style>
    <style:style style:name="P9" style:family="paragraph" style:parent-style-name="Heading_20_3">
      <style:paragraph-properties fo:margin-top="0.25cm" fo:margin-bottom="0.3cm" loext:contextual-spacing="false"/>
      <style:text-properties officeooo:paragraph-rsid="00428f9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428f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iver Waltz</text:h>
      <text:p text:style-name="Heading_20_2">(Cowboy Junkies)</text:p>
      <text:p text:style-name="P6">[VERSE 1]</text:p>
      <text:p text:style-name="P4"><text:s text:c="13"/>C</text:p>
      <text:p text:style-name="P4">I'm going to find me a dying river</text:p>
      <text:p text:style-name="P4"/>
      <text:p text:style-name="P4">And strike a deal with her I'll say.</text:p>
      <text:p text:style-name="P4"><text:s text:c="6"/>F </text:p>
      <text:p text:style-name="P4">"I'll fold you in two and I'll carry you away</text:p>
      <text:p text:style-name="P4"><text:s text:c="5"/>C</text:p>
      <text:p text:style-name="P4">To a place where your headwaters will flow</text:p>
      <text:p text:style-name="P4"><text:s text:c="22"/>G</text:p>
      <text:p text:style-name="P4">Clean through to your mouth".</text:p>
      <text:p text:style-name="P4"><text:s text:c="5"/>C</text:p>
      <text:p text:style-name="P4">In return I'll request a small sanctuary</text:p>
      <text:p text:style-name="P4"><text:s text:c="7"/>F </text:p>
      <text:p text:style-name="P4">By her banks where we’ll live with our small family</text:p>
      <text:p text:style-name="P4"><text:s text:c="9"/>C</text:p>
      <text:p text:style-name="P4">She will water our garden, and clean the dirt</text:p>
      <text:p text:style-name="P4"><text:s text:c="9"/>G</text:p>
      <text:p text:style-name="P4">from our skin.</text:p>
      <text:p text:style-name="P4"><text:s text:c="13"/>F <text:s text:c="14"/></text:p>
      <text:p text:style-name="P4">As the world clamours at our door</text:p>
      <text:p text:style-name="P4"><text:s text:c="8"/>G <text:s text:c="21"/>C </text:p>
      <text:p text:style-name="P4">We will dance and not let them in.</text:p>
      <text:p text:style-name="P7">[VERSE 2]</text:p>
      <text:p text:style-name="P4"><text:s text:c="4"/>C</text:p>
      <text:p text:style-name="P4">And if one day we wake up to a bed dry as bone</text:p>
      <text:p text:style-name="P4">F</text:p>
      <text:p text:style-name="P4">Find our river stolen, find our sanctuary gone</text:p>
      <text:p text:style-name="P4"><text:s text:c="8"/>C</text:p>
      <text:p text:style-name="P4">We will stand and take stock and be grateful</text:p>
      <text:p text:style-name="P4"><text:s text:c="19"/>G</text:p>
      <text:p text:style-name="P4">for what we've not lost.</text:p>
      <text:p text:style-name="P4"><text:s text:c="8"/>C</text:p>
      <text:p text:style-name="P4">We’ll pack up our bags, pack our small family</text:p>
      <text:p text:style-name="P4"><text:soft-page-break/>F</text:p>
      <text:p text:style-name="P4">Head cross the valley to where the aspen trees </text:p>
      <text:p text:style-name="P4">C <text:s text:c="47"/>G</text:p>
      <text:p text:style-name="P4">Shiver as they ascend- the green hills rising to blue.</text:p>
      <text:p text:style-name="P4"><text:s text:c="7"/>F <text:s text:c="27"/>G</text:p>
      <text:p text:style-name="P4">At the edge of the chopping we will turn</text:p>
      <text:p text:style-name="P4"><text:s text:c="15"/>C</text:p>
      <text:p text:style-name="P4">And bid <text:span text:style-name="T2">a</text:span> fond ädieu.</text:p>
      <text:p text:style-name="P9">[CHORUS]</text:p>
      <text:p text:style-name="P4">F <text:s text:c="20"/>C</text:p>
      <text:p text:style-name="P4">All that I know to be true</text:p>
      <text:p text:style-name="P4"><text:s text:c="21"/>G</text:p>
      <text:p text:style-name="P4">Is the touch of your hand on my skin.</text:p>
      <text:p text:style-name="P4">F <text:s text:c="23"/>C</text:p>
      <text:p text:style-name="P4">One look from you can so easily soothe</text:p>
      <text:p text:style-name="P4"><text:s text:c="9"/>G </text:p>
      <text:p text:style-name="P4">All this turmoil within.</text:p>
      <text:p text:style-name="P4"><text:s text:c="6"/>Dm <text:s text:c="27"/>Am</text:p>
      <text:p text:style-name="P4">As we dance cheek to cheek with our feet so completely</text:p>
      <text:p text:style-name="P4">C <text:s text:c="23"/>G <text:s/></text:p>
      <text:p text:style-name="P4">locked in a time all our own.</text:p>
      <text:p text:style-name="P4">Dm <text:s text:c="17"/>Am</text:p>
      <text:p text:style-name="P4">I stop to speak but you gently keep me </text:p>
      <text:p text:style-name="P4">C <text:s text:c="20"/>G </text:p>
      <text:p text:style-name="P4">Moving in time to the song.</text:p>
      <text:p text:style-name="P4"><text:s text:c="9"/>F <text:s text:c="12"/>Am <text:s text:c="9"/>Dm</text:p>
      <text:p text:style-name="P4">And in a voice that is sloppy with gin</text:p>
      <text:p text:style-name="P4"><text:s text:c="24"/>C</text:p>
      <text:p text:style-name="P4">You say, "let the world spin".</text:p>
      <text:p text:style-name="P8">[VERSE 3]</text:p>
      <text:p text:style-name="P4"><text:s text:c="13"/>C</text:p>
      <text:p text:style-name="P4">I'm going to find me a dying river</text:p>
      <text:p text:style-name="P4"/>
      <text:p text:style-name="P4">And strike a deal with her I'll say.</text:p>
      <text:p text:style-name="P4"><text:s text:c="6"/>F </text:p>
      <text:p text:style-name="P4">"I'll fold you in two and I'll carry you away</text:p>
      <text:p text:style-name="P4"><text:soft-page-break/><text:s text:c="5"/>C</text:p>
      <text:p text:style-name="P4">To a place where your headwaters will flow</text:p>
      <text:p text:style-name="P4"><text:s text:c="22"/>G</text:p>
      <text:p text:style-name="P4">Clean through to your mouth".</text:p>
      <text:p text:style-name="P4"><text:s text:c="5"/>C</text:p>
      <text:p text:style-name="P4">In return I'll request a small sanctuary</text:p>
      <text:p text:style-name="P4"><text:s text:c="7"/>F </text:p>
      <text:p text:style-name="P4">By her banks where we’ll live with our small family</text:p>
      <text:p text:style-name="P4"><text:s text:c="9"/>C</text:p>
      <text:p text:style-name="P4">She will water our garden, and clean the dirt </text:p>
      <text:p text:style-name="P4"><text:s text:c="9"/>G</text:p>
      <text:p text:style-name="P4">from our skin.</text:p>
      <text:p text:style-name="P4"><text:s text:c="13"/>F <text:s text:c="14"/>F</text:p>
      <text:p text:style-name="P4">As the world clamours at our door</text:p>
      <text:p text:style-name="P4"><text:s text:c="2"/><text:span text:style-name="T1"><text:s text:c="6"/>G <text:s text:c="21"/>C </text:span></text:p>
      <text:p text:style-name="P4">We will dance and not let them in.</text:p>
      <text:p text:style-name="P6">[OUTRO]</text:p>
      <text:p text:style-name="P4">F F7 G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1M22S</meta:editing-duration>
    <meta:editing-cycles>51</meta:editing-cycles>
    <meta:generator>LibreOffice/5.2.7.2$Linux_X86_64 LibreOffice_project/20m0$Build-2</meta:generator>
    <dc:title>Lyrics + Chords</dc:title>
    <dc:date>2017-10-17T08:19:29.557976449</dc:date>
    <meta:print-date>2017-04-03T12:23:29.985893000</meta:print-date>
    <meta:document-statistic meta:table-count="0" meta:image-count="0" meta:object-count="0" meta:page-count="3" meta:paragraph-count="88" meta:word-count="387" meta:character-count="2294" meta:non-whitespace-character-count="13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